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fr" fo:country="FR" officeooo:rsid="000fdf30" officeooo:paragraph-rsid="000fdf30" style:font-size-asian="13.1000003814697pt" style:font-size-complex="15pt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font-size="13pt" fo:language="fr" fo:country="FR" fo:font-weight="bold" officeooo:rsid="000fdf30" officeooo:paragraph-rsid="000fdf30" style:font-size-asian="13pt" style:font-weight-asian="bold" style:font-size-complex="13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1.199cm" style:auto-text-indent="false" fo:background-color="transparent"/>
      <style:text-properties fo:font-size="12pt" fo:language="fr" fo:country="FR" officeooo:rsid="000fdf30" officeooo:paragraph-rsid="000fdf30" style:font-size-asian="10.5pt" style:font-size-complex="12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199cm" style:auto-text-indent="false" style:page-number="auto" fo:background-color="transparent"/>
      <style:text-properties fo:font-size="13pt" fo:language="fr" fo:country="FR" fo:font-weight="bold" officeooo:rsid="000fdf30" officeooo:paragraph-rsid="00112dd1" style:font-size-asian="13pt" style:font-weight-asian="bold" style:font-size-complex="13pt" style:font-weight-complex="bold"/>
    </style:style>
    <style:style style:name="P5" style:family="paragraph" style:parent-style-name="Standard" style:list-style-name="L1" style:master-page-name="">
      <loext:graphic-properties draw:fill="none"/>
      <style:paragraph-properties fo:margin-left="1.3cm" fo:margin-right="0cm" fo:text-align="start" style:justify-single-word="false" fo:text-indent="0.6cm" style:auto-text-indent="false" style:page-number="auto" fo:background-color="transparent"/>
      <style:text-properties fo:font-size="12pt" fo:language="fr" fo:country="FR" fo:font-style="normal" fo:font-weight="normal" officeooo:rsid="0019176a" officeooo:paragraph-rsid="001c5199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2" style:master-page-name="">
      <loext:graphic-properties draw:fill="none"/>
      <style:paragraph-properties fo:margin-left="1.3cm" fo:margin-right="0cm" fo:text-align="start" style:justify-single-word="false" fo:text-indent="0.6cm" style:auto-text-indent="false" style:page-number="auto" fo:background-color="transparent"/>
      <style:text-properties fo:font-size="12pt" fo:language="fr" fo:country="FR" officeooo:rsid="00200c9a" officeooo:paragraph-rsid="00200c9a" style:font-size-asian="10.5pt" style:font-size-complex="12pt"/>
    </style:style>
    <style:style style:name="P7" style:family="paragraph" style:parent-style-name="Standard" style:list-style-name="L1">
      <loext:graphic-properties draw:fill="none"/>
      <style:paragraph-properties fo:margin-left="1.3cm" fo:margin-right="0cm" fo:text-align="start" style:justify-single-word="false" fo:text-indent="0.6cm" style:auto-text-indent="false" fo:background-color="transparent"/>
      <style:text-properties fo:font-size="12pt" fo:language="fr" fo:country="FR" fo:font-weight="normal" officeooo:rsid="001dbd63" officeooo:paragraph-rsid="001dbd63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loext:graphic-properties draw:fill="none"/>
      <style:paragraph-properties fo:margin-left="1.3cm" fo:margin-right="0cm" fo:text-align="start" style:justify-single-word="false" fo:text-indent="0.6cm" style:auto-text-indent="false" fo:background-color="transparent"/>
      <style:text-properties fo:font-size="12pt" fo:language="fr" fo:country="FR" officeooo:rsid="00200c9a" officeooo:paragraph-rsid="00200c9a" style:font-size-asian="10.5pt" style:font-size-complex="12pt"/>
    </style:style>
    <style:style style:name="P9" style:family="paragraph" style:parent-style-name="Standard" style:list-style-name="L2">
      <loext:graphic-properties draw:fill="none"/>
      <style:paragraph-properties fo:margin-left="1.3cm" fo:margin-right="0cm" fo:text-align="start" style:justify-single-word="false" fo:text-indent="0.6cm" style:auto-text-indent="false" fo:background-color="transparent"/>
      <style:text-properties fo:font-size="12pt" fo:language="fr" fo:country="FR" officeooo:rsid="0021f5fb" officeooo:paragraph-rsid="0021f5fb" style:font-size-asian="10.5pt" style:font-size-complex="12pt"/>
    </style:style>
    <style:style style:name="T1" style:family="text">
      <style:text-properties officeooo:rsid="0010e02f"/>
    </style:style>
    <style:style style:name="T2" style:family="text">
      <style:text-properties officeooo:rsid="00112dd1"/>
    </style:style>
    <style:style style:name="T3" style:family="text">
      <style:text-properties officeooo:rsid="00138dbb"/>
    </style:style>
    <style:style style:name="T4" style:family="text">
      <style:text-properties officeooo:rsid="0015e88d"/>
    </style:style>
    <style:style style:name="T5" style:family="text">
      <style:text-properties officeooo:rsid="001a362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a362b" style:font-weight-asian="bold" style:font-weight-complex="bold"/>
    </style:style>
    <style:style style:name="T8" style:family="text">
      <style:text-properties fo:color="#c9211e" loext:opacity="100%" fo:font-weight="bold" officeooo:rsid="001a362b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200c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ap PA <text:span text:style-name="T4">Topographe</text:span></text:p>
      <text:p text:style-name="P4"><text:span text:style-name="T1">I. </text:span><text:span text:style-name="T2">Ton rôle :</text:span></text:p>
      <text:list xml:id="list1504236442" text:style-name="L1">
        <text:list-item>
          <text:p text:style-name="P5"><text:span text:style-name="T6">Carte IGN</text:span> du lieu de camp, <text:span text:style-name="T7">boussole</text:span><text:span text:style-name="T5"> </text:span><text:span text:style-name="T8">toujours</text:span><text:span text:style-name="T5"> à porter de main.</text:span></text:p>
        </text:list-item>
        <text:list-item>
          <text:p text:style-name="P7"><text:span text:style-name="T9">S’informer sur l’histoire et la culture local, et la localisation des monuments du patrimoine à proximité.</text:span></text:p>
        </text:list-item>
      </text:list>
      <text:p text:style-name="P3"/>
      <text:p text:style-name="P2"><text:span text:style-name="T3">II</text:span><text:span text:style-name="T1">. </text:span>Matos de Patrouille : <text:span text:style-name="T10">La trousse Topo</text:span></text:p>
      <text:list xml:id="list3712530197" text:style-name="L2">
        <text:list-item>
          <text:p text:style-name="P6">Carte IGN</text:p>
        </text:list-item>
        <text:list-item>
          <text:p text:style-name="P8">Boussole</text:p>
        </text:list-item>
        <text:list-item>
          <text:p text:style-name="P8">Papier </text:p>
        </text:list-item>
        <text:list-item>
          <text:p text:style-name="P8">Crayon</text:p>
        </text:list-item>
        <text:list-item>
          <text:p text:style-name="P8">Règle</text:p>
        </text:list-item>
        <text:list-item>
          <text:p text:style-name="P8">Jumelles</text:p>
        </text:list-item>
        <text:list-item>
          <text:p text:style-name="P8">Viseur Panoramique</text:p>
        </text:list-item>
        <text:list-item>
          <text:p text:style-name="P9">Pochette plastiqu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4T10:37:58.412144582</meta:creation-date>
    <dc:date>2021-06-24T14:59:54.565415748</dc:date>
    <meta:editing-duration>PT1H17M53S</meta:editing-duration>
    <meta:editing-cycles>17</meta:editing-cycles>
    <meta:generator>LibreOffice/7.0.4.2$Linux_X86_64 LibreOffice_project/00$Build-2</meta:generator>
    <meta:document-statistic meta:table-count="0" meta:image-count="0" meta:object-count="0" meta:page-count="1" meta:paragraph-count="13" meta:word-count="64" meta:character-count="330" meta:non-whitespace-character-count="288"/>
  </office:meta>
</office:document-meta>
</file>